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P1" style:family="paragraph" style:parent-style-name="List_20_Paragraph" style:list-style-name="WWNum1"/>
    <style:style style:name="P2" style:family="paragraph" style:parent-style-name="List_20_Paragraph">
      <style:text-properties fo:font-size="12pt" style:font-size-asian="12pt" style:font-size-complex="12pt"/>
    </style:style>
    <style:style style:name="P3" style:family="paragraph" style:parent-style-name="List_20_Paragraph">
      <style:paragraph-properties fo:margin-left="0cm" fo:margin-right="0cm" fo:text-indent="0cm" style:auto-text-indent="false"/>
      <style:text-properties fo:font-size="12pt" style:font-size-asian="12pt" style:font-size-complex="12pt"/>
    </style:style>
    <style:style style:name="P4" style:family="paragraph" style:parent-style-name="List_20_Paragraph">
      <style:paragraph-properties fo:margin-left="0cm" fo:margin-right="0cm" fo:text-indent="1.249cm" style:auto-text-indent="false"/>
      <style:text-properties fo:font-size="12pt" style:font-size-asian="12pt" style:font-size-complex="12pt"/>
    </style:style>
    <style:style style:name="P5" style:family="paragraph" style:parent-style-name="List_20_Paragraph">
      <style:paragraph-properties fo:margin-left="0cm" fo:margin-right="0cm" fo:text-indent="0cm" style:auto-text-indent="false"/>
    </style:style>
    <style:style style:name="P6" style:family="paragraph" style:parent-style-name="List_20_Paragraph">
      <style:paragraph-properties fo:margin-left="0cm" fo:margin-right="0cm" fo:text-indent="1.249cm" style:auto-text-indent="false"/>
    </style:style>
    <style:style style:name="P7" style:family="paragraph" style:parent-style-name="List_20_Paragraph">
      <style:paragraph-properties fo:margin-left="0cm" fo:margin-right="0cm" fo:text-indent="0cm" style:auto-text-indent="false"/>
      <style:text-properties officeooo:rsid="000e2b29"/>
    </style:style>
    <style:style style:name="P8" style:family="paragraph" style:parent-style-name="Standard">
      <style:text-properties fo:font-size="18pt" fo:font-weight="bold" style:font-size-asian="18pt" style:font-weight-asian="bold" style:font-size-complex="18pt"/>
    </style:style>
    <style:style style:name="P9" style:family="paragraph" style:parent-style-name="Standard">
      <style:text-properties officeooo:rsid="000e2b29" officeooo:paragraph-rsid="000e2b29"/>
    </style:style>
    <style:style style:name="P10" style:family="paragraph" style:parent-style-name="Standard">
      <style:text-properties fo:font-size="12pt" officeooo:rsid="000e2b29" officeooo:paragraph-rsid="000e2b29" style:font-size-asian="12pt" style:font-size-complex="12pt"/>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text:span text:style-name="T1">Pitch de présentation ou comment mettre l’accent sur les points forts</text:span></text:p>
      <text:p text:style-name="P8"/>
      <text:p text:style-name="P8"/>
      <text:p text:style-name="Standard"><text:span text:style-name="T2">3 étapes :</text:span></text:p>
      <text:p text:style-name="P10">Bonjour, Je me présente. Je m’appelle Alexandre Ferraria. J’ai terminé un stage chez « Feniks consulting» et maintenant je suis dans une formation pour devenir développeur Web et Mobile. Je cherche un stage pour valider la formation et pouvoir évoluer dans ma vie professional. J’ai de compétences dans le « front-end », et je suis motivé et rigoureux. J'aimerais bien de travailler et apprendre avec votre entreprise car j’aime vos projets, spécialement le site « Faivre Créations » qui montre la créativité de vos projets.</text:p>
      <text:p text:style-name="P9"><text:span text:style-name="T2"/></text:p>
      <text:p text:style-name="P9"><text:span text:style-name="T2"/></text:p>
      <text:p text:style-name="Standard"><text:span text:style-name="T3">1 Se positionner</text:span><text:span text:style-name="T4"> : qui suis-je ? <text:s/>Être concis et efficace (30s)</text:span></text:p>
      <text:list text:style-name="WWNum1">
        <text:list-item>
          <text:p text:style-name="P1"><text:span text:style-name="T4">Sélectionner les informations</text:span></text:p>
        </text:list-item>
        <text:list-item>
          <text:p text:style-name="P1"><text:span text:style-name="T4">Donner son Nom et Prénom</text:span></text:p>
        </text:list-item>
        <text:list-item>
          <text:p text:style-name="P1"><text:span text:style-name="T4">Parcours dans ses grandes lignes choisir 2 ou 3 éléments les + pertinents. </text:span></text:p>
        </text:list-item>
        <text:list-item>
          <text:p text:style-name="P1"><text:span text:style-name="T4">Décrivez une expérience qui vous a particulièrement marqué dire ce qu’elle vous a apporté, (se rendre unique) parler de votre reconversion professionnelle </text:span></text:p>
        </text:list-item>
      </text:list>
      <text:p text:style-name="P7"/>
      <text:p text:style-name="P2"/>
      <text:p text:style-name="P5"><text:span text:style-name="T3">2 Se définir</text:span><text:span text:style-name="T4"> : qu’est- ce que je veux faire ? (stage) donnez les objectifs du stage </text:span></text:p>
      <text:p text:style-name="P5"><text:span text:style-name="T4">Faire le lien avec ce que je viens de dire </text:span></text:p>
      <text:p text:style-name="P5"><text:span text:style-name="T4">Parler de compétences, d’atouts, de qualités personnelles, de missions en utilisant des mots clés.</text:span></text:p>
      <text:p text:style-name="P5"><text:span text:style-name="T4">Évoquer votre projet professionnel (Emploi direct /alternance…)</text:span><text:bookmark text:name="_GoBack"/></text:p>
      <text:p text:style-name="P3"/>
      <text:p text:style-name="P5"><text:span text:style-name="T3">3 Se démarquer</text:span><text:span text:style-name="T4"> : Pourquoi avoir choisi cette entreprise ?</text:span></text:p>
      <text:p text:style-name="P3"/>
      <text:p text:style-name="P6"><text:span text:style-name="T4">- Vous aimez ses valeurs </text:span></text:p>
      <text:p text:style-name="P6"><text:span text:style-name="T4">-Vous vous êtes renseigné sur leurs projets et cela vous a plu (citer un exemple)</text:span></text:p>
      <text:p text:style-name="P4"/>
      <text:p text:style-name="P4"/>
      <text:p text:style-name="P4"/>
      <text:p text:style-name="P4"/>
      <text:p text:style-name="P6"><text:span text:style-name="T4">L’employeur doit se souvenir de vous et de l’impression que vous lui avez faite</text:span></text:p>
      <text:p text:style-name="P4"><text:soft-page-break/></text:p>
      <text:p text:style-name="P6"><text:span text:style-name="T3">Dynamisme /volonté /bonne humeur/enthousiasme / curiosité/sourire /tenue vestimentaire </text:span></text:p>
      <text:p text:style-name="P4"/>
      <text:p text:style-name="P4"/>
      <text:p text:style-name="P4"/>
      <text:p text:style-name="P3"/>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llot laurence</meta:initial-creator>
    <meta:editing-cycles>9</meta:editing-cycles>
    <meta:creation-date>2020-09-03T09:56:00</meta:creation-date>
    <dc:date>2023-06-30T16:28:44.338000000</dc:date>
    <meta:editing-duration>PT3H6M35S</meta:editing-duration>
    <meta:generator>LibreOffice/7.4.3.2$Windows_X86_64 LibreOffice_project/1048a8393ae2eeec98dff31b5c133c5f1d08b890</meta:generator>
    <meta:document-statistic meta:table-count="0" meta:image-count="0" meta:object-count="0" meta:page-count="2" meta:paragraph-count="17" meta:word-count="258" meta:character-count="1570" meta:non-whitespace-character-count="1326"/>
    <meta:user-defined meta:name="AppVersion">16.0000</meta:user-defined>
    <meta:template xlink:type="simple" xlink:actuate="onRequest" xlink:title="Normal" xlink:href=""/>
  </office:meta>
</office:document-meta>
</file>